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0.642cm"/>
    </style:style>
    <style:style style:name="gr2" style:family="graphic" style:parent-style-name="standard">
      <style:graphic-properties draw:stroke="none" draw:fill-color="#dc322f" draw:textarea-horizontal-align="justify" draw:textarea-vertical-align="middle" draw:auto-grow-height="false" fo:min-height="0.65cm" fo:min-width="1.142cm"/>
    </style:style>
    <style:style style:name="gr3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1.842cm"/>
    </style:style>
    <style:style style:name="gr4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top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657b83" draw:marker-start="Arrow" draw:marker-start-width="0.321cm" draw:marker-end="Arrow" draw:marker-end-width="0.421cm" draw:fill="none" draw:textarea-vertical-align="top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001cm"/>
    </style:style>
    <style:style style:name="gr9" style:family="graphic" style:parent-style-name="standard">
      <style:graphic-properties draw:stroke="none" svg:stroke-color="#000000" draw:fill="none" draw:fill-color="#ffffff" fo:min-height="0.755cm"/>
    </style:style>
    <style:style style:name="gr10" style:family="graphic" style:parent-style-name="Objet_20_sans_20_remplissage_20_et_20_sans_20_ligne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fo:min-height="2.263cm"/>
    </style:style>
    <style:style style:name="P1" style:family="paragraph">
      <style:paragraph-properties fo:text-align="center"/>
    </style:style>
    <style:style style:name="P2" style:family="paragraph">
      <loext:graphic-properties draw:fill-color="#dc322f"/>
      <style:paragraph-properties fo:text-align="center"/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end"/>
      <style:text-properties style:font-name="DejaVu Sans Mono1" fo:font-size="14pt" fo:background-color="#fdf6e3" style:font-size-asian="14pt" style:font-size-complex="14pt"/>
    </style:style>
    <style:style style:name="P4" style:family="paragraph">
      <loext:graphic-properties draw:fill="none"/>
      <style:paragraph-properties fo:text-align="end"/>
      <style:text-properties style:font-name="DejaVu Sans Mono1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DejaVu Sans Mono1" fo:font-size="14pt" fo:background-color="#fdf6e3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ller Display"/>
    </style:style>
    <style:style style:name="P8" style:family="paragraph">
      <loext:graphic-properties draw:fill="none" draw:fill-color="#ffffff"/>
      <style:text-properties style:font-name="Aller" fo:font-style="italic" style:font-style-asian="italic" style:font-style-complex="italic"/>
    </style:style>
    <style:style style:name="T1" style:family="text"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4a8e00" style:font-name="Aller Display" fo:font-size="12pt" style:font-size-asian="12pt" style:font-size-complex="12pt"/>
    </style:style>
    <style:style style:name="T3" style:family="text">
      <style:text-properties fo:color="#dc322f" style:font-name="Aller Display" fo:font-size="12pt" style:font-size-asian="12pt" style:font-size-complex="12pt"/>
    </style:style>
    <style:style style:name="T4" style:family="text">
      <style:text-properties style:font-name="Aller" fo:font-style="italic" style:font-style-asian="italic" style:font-style-complex="italic"/>
    </style:style>
    <style:style style:name="T5" style:family="text">
      <style:text-properties style:text-position="33% 58%" style:font-name="Aller" fo:font-style="italic" style:font-style-asian="italic" style:font-style-complex="italic"/>
    </style:style>
    <style:style style:name="T6" style:family="text">
      <style:text-properties fo:color="#4a8e00" style:text-outline="true" style:font-name="Aller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dc322f" style:text-line-through-style="solid" style:text-line-through-type="single" style:text-line-through-text="/" style:font-name="Aller" fo:font-style="italic" style:font-style-asian="italic" style:font-style-complex="italic"/>
    </style:style>
    <style:style style:name="T8" style:family="text">
      <style:text-properties fo:color="#268bd2" style:font-name="Aller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142cm" svg:height="1cm" svg:x="2.1cm" svg:y="5.65cm">
          <text:p text:style-name="P1"><text:span text:style-name="T1">g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42cm" svg:height="0.9cm" svg:x="1.85cm" svg:y="3.524cm">
          <text:p text:style-name="P1"><text:span text:style-name="T1">gra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342cm" svg:height="1cm" svg:x="1.5cm" svg:y="1.074cm">
          <text:p text:style-name="P1"><text:span text:style-name="T1">unlock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-1.256cm" svg:x1="2.671cm" svg:y1="2.074cm" svg:x2="2.1cm" svg:y2="6.15cm" draw:start-shape="id1" draw:start-glue-point="2" draw:end-shape="id2" draw:end-glue-point="3" svg:d="M2671 2074c0 798-536 664-866 1484s-455 2592 295 2592" svg:viewBox="0 0 1127 4077">
          <text:p/>
        </draw:connector>
        <draw:connector draw:style-name="gr5" draw:text-style-name="P4" draw:layer="layout" draw:type="curve" svg:x1="2.671cm" svg:y1="5.65cm" svg:x2="2.671cm" svg:y2="4.424cm" draw:start-shape="id2" draw:start-glue-point="0" draw:end-shape="id3" draw:end-glue-point="2" svg:d="M2671 5650v-1226" svg:viewBox="0 0 1 1227">
          <text:p/>
        </draw:connector>
        <draw:connector draw:style-name="gr6" draw:text-style-name="P5" draw:layer="layout" draw:type="curve" svg:x1="2.671cm" svg:y1="3.524cm" svg:x2="2.671cm" svg:y2="2.074cm" draw:start-shape="id3" draw:end-shape="id1" svg:d="M2671 3524v-1450" svg:viewBox="0 0 1 1451">
          <text:p/>
        </draw:connector>
        <draw:connector draw:style-name="gr7" draw:text-style-name="P5" draw:layer="layout" draw:type="curve" draw:line-skew="0.17cm" svg:x1="2.1cm" svg:y1="6.15cm" svg:x2="2.671cm" svg:y2="6.65cm" draw:start-shape="id2" draw:start-glue-point="3" draw:end-shape="id2" draw:end-glue-point="2" svg:d="M2100 6150c-495 0-412 500-146 813s717 437 717-313" svg:viewBox="0 0 931 1059">
          <text:p/>
        </draw:connector>
        <draw:frame draw:style-name="gr8" draw:text-style-name="P7" draw:layer="layout" svg:width="1cm" svg:height="1.251cm" svg:x="3.7cm" svg:y="0.949cm">
          <draw:text-box>
            <text:p text:style-name="P6"><text:span text:style-name="T2">+2</text:span></text:p>
            <text:p text:style-name="P6"><text:span text:style-name="T3">-1</text:span></text:p>
          </draw:text-box>
        </draw:frame>
        <draw:frame draw:style-name="gr8" draw:text-style-name="P7" draw:layer="layout" svg:width="1cm" svg:height="1.251cm" svg:x="3.7cm" svg:y="3.349cm">
          <draw:text-box>
            <text:p text:style-name="P6"><text:span text:style-name="T2">+1</text:span></text:p>
            <text:p text:style-name="P6"><text:span text:style-name="T3">-2</text:span></text:p>
          </draw:text-box>
        </draw:frame>
        <draw:frame draw:style-name="gr8" draw:text-style-name="P7" draw:layer="layout" svg:width="1cm" svg:height="1.251cm" svg:x="3.7cm" svg:y="5.525cm">
          <draw:text-box>
            <text:p text:style-name="P6"><text:span text:style-name="T2">+2</text:span></text:p>
            <text:p text:style-name="P6"><text:span text:style-name="T3">-2</text:span></text:p>
          </draw:text-box>
        </draw:frame>
        <draw:frame draw:style-name="gr9" draw:text-style-name="P8" draw:layer="layout" svg:width="1.4cm" svg:height="1.005cm" svg:x="3.7cm" svg:y="0.2cm">
          <draw:text-box>
            <text:p><text:span text:style-name="T4">P.d</text:span></text:p>
          </draw:text-box>
        </draw:frame>
        <draw:frame draw:style-name="gr9" draw:text-style-name="P8" draw:layer="layout" svg:width="1.6cm" svg:height="1.005cm" svg:x="5cm" svg:y="0.2cm">
          <draw:text-box>
            <text:p><text:span text:style-name="T4">∆</text:span><text:span text:style-name="T5">P</text:span><text:span text:style-name="T4">.d</text:span></text:p>
          </draw:text-box>
        </draw:frame>
        <draw:frame draw:style-name="gr9" draw:text-style-name="P8" draw:layer="layout" svg:width="1.6cm" svg:height="1.005cm" svg:x="6.6cm" svg:y="0.2cm">
          <draw:text-box>
            <text:p><text:span text:style-name="T4">o.d</text:span></text:p>
          </draw:text-box>
        </draw:frame>
        <draw:frame draw:style-name="gr8" draw:text-style-name="P7" draw:layer="layout" svg:width="1cm" svg:height="1.251cm" svg:x="5.2cm" svg:y="0.95cm">
          <draw:text-box>
            <text:p text:style-name="P6"><text:span text:style-name="T2">+2</text:span></text:p>
            <text:p text:style-name="P6"><text:span text:style-name="T3">-2</text:span></text:p>
          </draw:text-box>
        </draw:frame>
        <draw:frame draw:style-name="gr8" draw:text-style-name="P7" draw:layer="layout" svg:width="1cm" svg:height="1.251cm" svg:x="5.2cm" svg:y="3.35cm">
          <draw:text-box>
            <text:p text:style-name="P6"><text:span text:style-name="T2">+2</text:span></text:p>
            <text:p text:style-name="P6"><text:span text:style-name="T3">-3</text:span></text:p>
          </draw:text-box>
        </draw:frame>
        <draw:frame draw:style-name="gr8" draw:text-style-name="P7" draw:layer="layout" svg:width="1cm" svg:height="1.251cm" svg:x="5.2cm" svg:y="5.526cm">
          <draw:text-box>
            <text:p text:style-name="P6"><text:span text:style-name="T2">+2</text:span></text:p>
            <text:p text:style-name="P6"><text:span text:style-name="T3">-5</text:span></text:p>
          </draw:text-box>
        </draw:frame>
        <draw:frame draw:style-name="gr8" draw:text-style-name="P7" draw:layer="layout" svg:width="1cm" svg:height="1.251cm" svg:x="6.7cm" svg:y="0.95cm">
          <draw:text-box>
            <text:p text:style-name="P6"><text:span text:style-name="T2">+2</text:span></text:p>
            <text:p text:style-name="P6"><text:span text:style-name="T3">-1</text:span></text:p>
          </draw:text-box>
        </draw:frame>
        <draw:frame draw:style-name="gr8" draw:text-style-name="P7" draw:layer="layout" svg:width="1cm" svg:height="1.251cm" svg:x="6.7cm" svg:y="3.35cm">
          <draw:text-box>
            <text:p text:style-name="P6"><text:span text:style-name="T2">+1</text:span></text:p>
            <text:p text:style-name="P6"><text:span text:style-name="T3">-2</text:span></text:p>
          </draw:text-box>
        </draw:frame>
        <draw:frame draw:style-name="gr8" draw:text-style-name="P7" draw:layer="layout" svg:width="1cm" svg:height="1.251cm" svg:x="6.7cm" svg:y="5.526cm">
          <draw:text-box>
            <text:p text:style-name="P6"><text:span text:style-name="T2">+1</text:span></text:p>
            <text:p text:style-name="P6"><text:span text:style-name="T3">-2</text:span></text:p>
          </draw:text-box>
        </draw:frame>
        <draw:frame draw:style-name="gr10" draw:text-style-name="P1" draw:layer="layout" svg:width="2.718cm" svg:height="6.856cm" svg:x="8.1cm" svg:y="1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8" draw:layer="layout" svg:width="3cm" svg:height="2.513cm" svg:x="8.1cm" svg:y="0.195cm">
          <draw:text-box>
            <text:p><text:span text:style-name="T6">h₁</text:span><text:span text:style-name="T4"> </text:span><text:span text:style-name="T7">h₂</text:span><text:span text:style-name="T4"> </text:span><text:span text:style-name="T8">h₃</text:span><text:span text:style-name="T4">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4T18:55:09.316968182</meta:creation-date>
    <dc:date>2016-02-23T11:49:49.850614317</dc:date>
    <dc:creator>Antoine GRÉA</dc:creator>
    <meta:editing-duration>PT57M44S</meta:editing-duration>
    <meta:editing-cycles>9</meta:editing-cycles>
    <meta:generator>LibreOffice/5.0.5.2$Linux_X86_64 LibreOffice_project/00m0$Build-2</meta:generator>
    <meta:document-statistic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2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0000">
      <style:chart-properties chart:display-label="true" chart:logarithmic="false" chart:maximum="2" chart:interval-major="0.5" chart:reverse-direction="false" text:line-break="false" chart:link-data-style-to-source="false" chart:axis-position="1"/>
      <style:graphic-properties svg:stroke-width="0.1cm" svg:stroke-color="#657b83"/>
      <style:text-properties fo:color="#657b83" fo:font-family="'Aller Display'" style:font-style-name="Norm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20000">
      <style:chart-properties chart:link-data-style-to-source="true"/>
      <style:graphic-properties svg:stroke-color="#4a8e00" draw:fill-color="#4a8e00" dr3d:edge-rounding="5%"/>
      <style:text-properties fo:font-size="10pt" style:font-size-asian="10pt" style:font-size-complex="10pt"/>
    </style:style>
    <style:style style:name="ch8" style:family="chart" style:data-style-name="N20000">
      <style:chart-properties chart:link-data-style-to-source="true"/>
      <style:graphic-properties draw:stroke="none" draw:fill="hatch" draw:fill-color="#dc322f" draw:fill-gradient-name="Tango_5f_20_5f_Red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20000">
      <style:chart-properties chart:link-data-style-to-source="true"/>
      <style:graphic-properties draw:stroke="none" draw:fill-color="#268bd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.719cm" svg:height="6.857cm" xlink:href="." xlink:type="simple" chart:class="chart:bar" chart:style-name="ch1">
        <chart:plot-area chart:style-name="ch2" chart:data-source-has-labels="both" svg:x="0.051cm" svg:y="0cm" svg:width="2.607cm" svg:height="6.853cm">
          <chartooo:coordinate-region svg:x="0.157cm" svg:y="0cm" svg:width="2.407cm" svg:height="6.15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1875">
                <text:p>0.18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